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 Medium" officeooo:paragraph-rsid="000ec556"/>
    </style:style>
    <style:style style:name="P2" style:family="paragraph" style:parent-style-name="Standard">
      <style:text-properties style:font-name="Lato Medium" fo:font-weight="bold" officeooo:paragraph-rsid="000ec556" style:font-weight-asian="bold" style:font-weight-complex="bold"/>
    </style:style>
    <style:style style:name="P3" style:family="paragraph" style:parent-style-name="Standard">
      <style:text-properties style:font-name="Lato Medium" fo:font-weight="bold" officeooo:rsid="000ec556" officeooo:paragraph-rsid="000ec556" style:font-weight-asian="bold" style:font-weight-complex="bold"/>
    </style:style>
    <style:style style:name="P4" style:family="paragraph" style:parent-style-name="Standard">
      <style:text-properties style:font-name="Lato Medium" fo:font-weight="bold" officeooo:rsid="0011bf9a" officeooo:paragraph-rsid="0011bf9a" style:font-weight-asian="bold" style:font-weight-complex="bold"/>
    </style:style>
    <style:style style:name="P5" style:family="paragraph" style:parent-style-name="Standard">
      <style:text-properties style:font-name="Lato Medium" fo:font-weight="bold" officeooo:rsid="0012d725" officeooo:paragraph-rsid="0012d725" style:font-weight-asian="bold" style:font-weight-complex="bold"/>
    </style:style>
    <style:style style:name="P6" style:family="paragraph" style:parent-style-name="Standard">
      <style:text-properties style:font-name="Lato Medium" fo:font-size="16pt" fo:font-weight="bold" officeooo:paragraph-rsid="000ec556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ato Light" officeooo:paragraph-rsid="000ec556"/>
    </style:style>
    <style:style style:name="P8" style:family="paragraph" style:parent-style-name="Standard">
      <style:text-properties style:font-name="Lato Light" fo:font-weight="normal" officeooo:paragraph-rsid="000ec556" style:font-weight-asian="normal" style:font-weight-complex="normal"/>
    </style:style>
    <style:style style:name="P9" style:family="paragraph" style:parent-style-name="Standard">
      <style:text-properties style:font-name="Lato Light" fo:font-weight="normal" officeooo:rsid="000ec556" officeooo:paragraph-rsid="000ec556" style:font-weight-asian="normal" style:font-weight-complex="normal"/>
    </style:style>
    <style:style style:name="P10" style:family="paragraph" style:parent-style-name="Standard">
      <style:text-properties style:font-name="Lato Light" fo:font-weight="normal" officeooo:rsid="000ec556" officeooo:paragraph-rsid="0012d725" style:font-weight-asian="normal" style:font-weight-complex="normal"/>
    </style:style>
    <style:style style:name="P11" style:family="paragraph" style:parent-style-name="Standard">
      <style:text-properties style:font-name="Lato Light" fo:font-weight="normal" officeooo:paragraph-rsid="0012d725" style:font-weight-asian="normal" style:font-weight-complex="normal"/>
    </style:style>
    <style:style style:name="P12" style:family="paragraph" style:parent-style-name="Standard">
      <style:text-properties style:font-name="Lato Light" officeooo:paragraph-rsid="0012d725"/>
    </style:style>
    <style:style style:name="T1" style:family="text">
      <style:text-properties officeooo:rsid="000ec556"/>
    </style:style>
    <style:style style:name="T2" style:family="text">
      <style:text-properties style:font-name="Lato Light"/>
    </style:style>
    <style:style style:name="T3" style:family="text">
      <style:text-properties officeooo:rsid="0011bf9a"/>
    </style:style>
    <style:style style:name="T4" style:family="text">
      <style:text-properties officeooo:rsid="0012d7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fined Routes/Pages</text:span></text:p>
      <text:p text:style-name="P1"/>
      <text:p text:style-name="P3">Dashboard</text:p>
      <text:p text:style-name="P8"/>
      <text:p text:style-name="P9">/index (and plain “/”) – dashboard with overview and reminders</text:p>
      <text:p text:style-name="P9">/reminders – view all reminders</text:p>
      <text:p text:style-name="P9"/>
      <text:p text:style-name="P3">User Pages</text:p>
      <text:p text:style-name="P8"/>
      <text:p text:style-name="P9">/login – login page (with possible error messages)</text:p>
      <text:p text:style-name="P9">/logout – simple message and redirect to /login</text:p>
      <text:p text:style-name="P9">/update-account – change password, name, another other stored details</text:p>
      <text:p text:style-name="P9">/<text:span text:style-name="T3">action-log – view action logs (no edit facilities)</text:span></text:p>
      <text:p text:style-name="P9"/>
      <text:p text:style-name="P2"><text:span text:style-name="T1">“Core” Entity Management</text:span></text:p>
      <text:p text:style-name="P7"/>
      <text:p text:style-name="P7">/<text:span text:style-name="T1">medicines – a list of all medicines, CRUD actions provided on-page with modals</text:span></text:p>
      <text:p text:style-name="P7">/<text:span text:style-name="T1">camera-types – as above</text:span></text:p>
      <text:p text:style-name="P7">/<text:span text:style-name="T1">cameras – as above</text:span></text:p>
      <text:p text:style-name="P7">/<text:span text:style-name="T1">therapies – as above</text:span></text:p>
      <text:p text:style-name="P7">/<text:span text:style-name="T1">staff-roles – as above</text:span></text:p>
      <text:p text:style-name="P7">/<text:span text:style-name="T1">staff – as above</text:span></text:p>
      <text:p text:style-name="P7">/<text:span text:style-name="T1">staff-absences – as above</text:span></text:p>
      <text:p text:style-name="P7"/>
      <text:p text:style-name="P4">Booking System</text:p>
      <text:p text:style-name="P8"/>
      <text:p text:style-name="P9">/<text:span text:style-name="T3">bookings – calendar-style overview of all current bookings</text:span></text:p>
      <text:p text:style-name="P9">/<text:span text:style-name="T3">create-booking – possibly a multi-stage process, with calendar-style time selection</text:span></text:p>
      <text:p text:style-name="P10">/<text:span text:style-name="T3">edit-booking – pre-filled f</text:span>orm for editing a <text:span text:style-name="T3">booking</text:span></text:p>
      <text:p text:style-name="P12"/>
      <text:p text:style-name="P5">Patients</text:p>
      <text:p text:style-name="P11"/>
      <text:p text:style-name="P10">/<text:span text:style-name="T4">patients – similar to core entity management page with CRUD actions on-page</text:span></text:p>
      <text:p text:style-name="P10">/<text:span text:style-name="T4">patient-history/{id} – display patient profile with a full history of therap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58:18.126351541</meta:creation-date>
    <dc:date>2015-02-15T19:54:23.947913459</dc:date>
    <meta:editing-duration>PT22M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4" meta:word-count="127" meta:character-count="956" meta:non-whitespace-character-count="835"/>
  </office:meta>
</office:document-meta>
</file>